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row>
              <mo stretchy="false">∫</mo>
              <mi>f</mi>
            </mrow>
            <mi>'</mi>
            <mrow>
              <mrow>
                <mo fence="true" stretchy="false">(</mo>
                <mrow>
                  <mrow>
                    <mi>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∗</mo>
              <mi>g</mi>
            </mrow>
            <mi>'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∗</mo>
                <mi mathvariant="italic">dx</mi>
              </mrow>
              <mo stretchy="false">=</mo>
              <mrow>
                <mo stretchy="false">∫</mo>
                <mi>f</mi>
              </mrow>
            </mrow>
            <mi>'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∗</mo>
              <mi mathvariant="italic">dy</mi>
            </mrow>
          </mrow>
        </mtd>
      </mtr>
      <mtr>
        <mtd>
          <mrow/>
        </mtd>
      </mtr>
      <mtr>
        <mtd>
          <mrow>
            <mi mathvariant="italic">Esto</mi>
            <mi mathvariant="italic">significa</mi>
            <mi mathvariant="italic">que</mi>
            <mi mathvariant="italic">hay</mi>
            <mi mathvariant="italic">que</mi>
            <mi mathvariant="italic">obtener</mi>
            <mi mathvariant="italic">la</mi>
            <mi mathvariant="italic">derivada</mi>
            <mi mathvariant="italic">de</mi>
            <mi>f</mi>
            <mrow>
              <mo fence="true" stretchy="false">(</mo>
              <mrow>
                <mi>y</mi>
              </mrow>
              <mo fence="true" stretchy="false">)</mo>
            </mrow>
            <mi>,</mi>
            <mi mathvariant="italic">que</mi>
            <mi mathvariant="italic">es</mi>
            <mi mathvariant="italic">igual</mi>
            <mi>a</mi>
            <mi>f</mi>
            <mi>'</mi>
            <mrow>
              <mo fence="true" stretchy="false">(</mo>
              <mrow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i>y</mi>
          </mrow>
        </mtd>
      </mtr>
      <mtr>
        <mtd>
          <mrow>
            <mi mathvariant="italic">multiplicarla</mi>
            <mi mathvariant="italic">por</mi>
            <mi mathvariant="italic">el</mi>
            <mi mathvariant="italic">diferencial</mi>
            <mi mathvariant="italic">de</mi>
            <mi>y</mi>
            <mi>,</mi>
            <mi mathvariant="italic">que</mi>
            <mi mathvariant="italic">es</mi>
            <mi mathvariant="italic">igual</mi>
            <mi>a</mi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∗</mo>
              <mi mathvariant="italic">dx</mi>
            </mrow>
          </mrow>
        </mtd>
      </mtr>
    </mtable>
    <annotation encoding="StarMath 5.0">int f'( g(x) )*g'( x )*dx = int f'( y )*dy
newline
newline
Esto significa que hay que obtener la derivada de f( y ), que es igual a f'(g(x)) y
newline
multiplicarla por el diferencial de y, que es igual a g'( x )*dx</annotation>
  </semantics>
</math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0T08:03:29.769893588</meta:creation-date>
    <meta:generator>LibreOffice/6.4.3.2$Linux_X86_64 LibreOffice_project/40$Build-2</meta:generator>
  </office:meta>
</office:document-meta>
</file>